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Filter.getApplication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getInitParameter( FilterConfig config ,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ContextFilt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ContextFilter.init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Filter.setRequestContextName( String requestContex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ContextFilter.getReques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setApplicationContextName( String vari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createApplicationContextWrapper( final WebApplic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pplicationContextFilter.bindRequestBean( Object bean ,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ContextFilter.createRequestContextWrapper( final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pplicationContextFilt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Filter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